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6</text:h>
      <text:p text:style-name="Text_20_body">Tällä viikolla olen keskittynyt A*:n bugin löytämiseen (ei onnistunut), vertaisarvostelussa saamien parannusehdotusten toteuttamiseen ja dokumentaation viimeistelyyn. Ohjelma on mielestäni varsin hyvällä mallilla, uskaltaisin jopa väittää että lähes valmis.</text:p>
      <text:p text:style-name="Text_20_body">Kuten viime viikolla huomioin, A*-algoritmini paljastui testeissä hitaammaksi kuin Dijkstra, mikä soti omia ennakko-odotuksiani vastaan. <text:s/>Olen metsästänyt ongelmaa, mutta en edelleenkään ymmärrä missä vika on. A* vaikuttaisi käyvän läpi selvästi vähemmän solmuja kuin Dijkstra, mutta kuluttavan prosessiin enemmän aikaa. Molemmat algoritmit löytävät kyllä saman reitin. Uskoisin että vika on tietorakenteissani, mutta toisaalta molemmat algoritmit käyttävät samaa minimikeko-tietorakennetta. Jotenkin tuntuu että ongelma, mikäli sellainen on, on jotain hyvin yksinkertaista mutta en vain näe metsää puilta. Tehokkuustestien tulokset ovat siis edelleen samat kuin viime viikolla.</text:p>
      <text:p text:style-name="Text_20_body">Saamani vertaispalautteen perusteella yritin vielä hieman parannella koodin rakennetta. Tärkein uudistus on eri algoritmien sisältämien yhteisten metodien siirtäminen uuteen, Algoritmi-yläluokkaan. Nyt koodissa on selvästi vähemmän turhaa toistoa.</text:p>
      <text:p text:style-name="Text_20_body">Dokumentoinnin pitäisi nyt myös olla ajan tasalla. Sekä toteutusdokumentti, testausdokumentti että määrittelydokumentti löytyvät dokumentaatio-kansio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3-02-21T21:31:18.44</meta:creation-date>
    <dc:date>2013-02-21T23:32:51.29</dc:date>
    <dc:creator>Mikko Merioksa</dc:creator>
    <meta:editing-duration>PT01H31M09S</meta:editing-duration>
    <meta:editing-cycles>3</meta:editing-cycles>
    <meta:generator>OpenOffice.org/3.1$Win32 OpenOffice.org_project/310m11$Build-9399$CWS-l10nrel31</meta:generator>
    <meta:document-statistic meta:table-count="0" meta:image-count="0" meta:object-count="0" meta:page-count="1" meta:paragraph-count="5" meta:word-count="156" meta:character-count="1351"/>
  </office:meta>
</office:document-meta>
</file>